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olver 8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max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rden=1</text:p>
          </table:table-cell>
          <table:table-cell table:number-columns-repeated="6"/>
          <table:table-cell office:value-type="string" calcext:value-type="string">
            <text:p>Refinamiento=2</text:p>
          </table:table-cell>
          <table:table-cell/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ma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finamiento 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Z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98" calcext:value-type="float">
            <text:p>3.798</text:p>
          </table:table-cell>
          <table:table-cell office:value-type="float" office:value="1.105" calcext:value-type="float">
            <text:p>1.105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218" calcext:value-type="float">
            <text:p>3.218</text:p>
          </table:table-cell>
          <table:table-cell office:value-type="float" office:value="18.19" calcext:value-type="float">
            <text:p>18.1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T total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157" calcext:value-type="float">
            <text:p>1.15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8.35" calcext:value-type="float">
            <text:p>18.35</text:p>
          </table:table-cell>
          <table:table-cell/>
        </table:table-row>
        <table:table-row table:style-name="ro1">
          <table:table-cell office:value-type="string" calcext:value-type="string">
            <text:p>alpha 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46" calcext:value-type="float">
            <text:p>1.14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8.33" calcext:value-type="float">
            <text:p>18.33</text:p>
          </table:table-cell>
          <table:table-cell/>
        </table:table-row>
        <table:table-row table:style-name="ro1">
          <table:table-cell office:value-type="string" calcext:value-type="string">
            <text:p>refresh ste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137" calcext:value-type="float">
            <text:p>1.13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8.08" calcext:value-type="float">
            <text:p>18.08</text:p>
          </table:table-cell>
          <table:table-cell/>
        </table:table-row>
        <table:table-row table:style-name="ro1">
          <table:table-cell office:value-type="string" calcext:value-type="string">
            <text:p>termino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142" calcext:value-type="float">
            <text:p>1.14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8.4" calcext:value-type="float">
            <text:p>18.4</text:p>
          </table:table-cell>
          <table:table-cell/>
        </table:table-row>
        <table:table-row table:style-name="ro1">
          <table:table-cell office:value-type="string" calcext:value-type="string">
            <text:p>tfusion</text:p>
          </table:table-cell>
          <table:table-cell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ndials tol </text:p>
          </table:table-cell>
          <table:table-cell table:style-name="ce1" office:value-type="float" office:value="0.00001" calcext:value-type="float">
            <text:p>1.00E-05</text:p>
          </table:table-cell>
          <table:table-cell table:number-columns-repeated="8"/>
          <table:table-cell office:value-type="string" calcext:value-type="string">
            <text:p>orden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finamiento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671" calcext:value-type="float">
            <text:p>2.671</text:p>
          </table:table-cell>
          <table:table-cell office:value-type="float" office:value="43.81" calcext:value-type="float">
            <text:p>43.8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817" calcext:value-type="float">
            <text:p>3.817</text:p>
          </table:table-cell>
          <table:table-cell office:value-type="float" office:value="4.414" calcext:value-type="float">
            <text:p>4.414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4.07" calcext:value-type="float">
            <text:p>44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.423" calcext:value-type="float">
            <text:p>4.42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44.41" calcext:value-type="float">
            <text:p>44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.369" calcext:value-type="float">
            <text:p>4.36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4.15" calcext:value-type="float">
            <text:p>44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.413" calcext:value-type="float">
            <text:p>4.4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3.84" calcext:value-type="float">
            <text:p>43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.384" calcext:value-type="float">
            <text:p>4.38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rden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569" calcext:value-type="float">
            <text:p>2.569</text:p>
          </table:table-cell>
          <table:table-cell office:value-type="float" office:value="118.8" calcext:value-type="float">
            <text:p>118.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218" calcext:value-type="float">
            <text:p>3.218</text:p>
          </table:table-cell>
          <table:table-cell office:value-type="float" office:value="18.19" calcext:value-type="float">
            <text:p>18.1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19.6" calcext:value-type="float">
            <text:p>119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8.35" calcext:value-type="float">
            <text:p>18.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18.3" calcext:value-type="float">
            <text:p>118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8.33" calcext:value-type="float">
            <text:p>18.3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17.7" calcext:value-type="float">
            <text:p>117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8.08" calcext:value-type="float">
            <text:p>18.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18.9" calcext:value-type="float">
            <text:p>118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8.4" calcext:value-type="float">
            <text:p>18.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rden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281" calcext:value-type="float">
            <text:p>3.281</text:p>
          </table:table-cell>
          <table:table-cell office:value-type="float" office:value="225.8" calcext:value-type="float">
            <text:p>225.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858" calcext:value-type="float">
            <text:p>2.858</text:p>
          </table:table-cell>
          <table:table-cell office:value-type="float" office:value="81.68" calcext:value-type="float">
            <text:p>81.68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30.4" calcext:value-type="float">
            <text:p>230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81.05" calcext:value-type="float">
            <text:p>81.0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26.1" calcext:value-type="float">
            <text:p>226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80.43" calcext:value-type="float">
            <text:p>80.4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23.1" calcext:value-type="float">
            <text:p>223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80.14" calcext:value-type="float">
            <text:p>80.1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25.4" calcext:value-type="float">
            <text:p>225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79.62" calcext:value-type="float">
            <text:p>79.6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finamiento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778" calcext:value-type="float">
            <text:p>2.778</text:p>
          </table:table-cell>
          <table:table-cell office:value-type="float" office:value="424.8" calcext:value-type="float">
            <text:p>424.8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19" calcext:value-type="float">
            <text:p>3.519</text:p>
          </table:table-cell>
          <table:table-cell office:value-type="float" office:value="558.1" calcext:value-type="float">
            <text:p>558.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28.9" calcext:value-type="float">
            <text:p>428.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25.9" calcext:value-type="float">
            <text:p>425.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25.3" calcext:value-type="float">
            <text:p>425.3</text:p>
          </table:table-cell>
          <table:table-cell/>
          <table:table-cell office:value-type="string" calcext:value-type="string">
            <text:p>p de convergenci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28.8" calcext:value-type="float">
            <text:p>428.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finamiento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398" calcext:value-type="float">
            <text:p>3.398</text:p>
          </table:table-cell>
          <table:table-cell office:value-type="float" office:value="2184" calcext:value-type="float">
            <text:p>2184</text:p>
          </table:table-cell>
          <table:table-cell office:value-type="float" office:value="594" calcext:value-type="float">
            <text:p>59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 de convergenci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</table:table>
      <table:table table:name="solver 9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max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rden=1</text:p>
          </table:table-cell>
          <table:table-cell table:number-columns-repeated="6"/>
          <table:table-cell office:value-type="string" calcext:value-type="string">
            <text:p>Refinamiento=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ma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finamiento 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/>
        </table:table-row>
        <table:table-row table:style-name="ro1">
          <table:table-cell office:value-type="string" calcext:value-type="string">
            <text:p>Z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62" calcext:value-type="float">
            <text:p>3.662</text:p>
          </table:table-cell>
          <table:table-cell office:value-type="float" office:value="1.131" calcext:value-type="float">
            <text:p>1.131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98" calcext:value-type="float">
            <text:p>3.498</text:p>
          </table:table-cell>
          <table:table-cell office:value-type="float" office:value="3.677" calcext:value-type="float">
            <text:p>3.677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T total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124" calcext:value-type="float">
            <text:p>1.12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.867" calcext:value-type="float">
            <text:p>3.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 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12" calcext:value-type="float">
            <text:p>1.1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.681" calcext:value-type="float">
            <text:p>3.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 ste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139" calcext:value-type="float">
            <text:p>1.13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3.673" calcext:value-type="float">
            <text:p>3.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o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127" calcext:value-type="float">
            <text:p>1.12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usion</text:p>
          </table:table-cell>
          <table:table-cell office:value-type="float" office:value="-10" calcext:value-type="float">
            <text:p>-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ndials tol </text:p>
          </table:table-cell>
          <table:table-cell table:style-name="ce1" office:value-type="float" office:value="0.00001" calcext:value-type="float">
            <text:p>1.00E-05</text:p>
          </table:table-cell>
          <table:table-cell table:number-columns-repeated="8"/>
          <table:table-cell office:value-type="string" calcext:value-type="string">
            <text:p>orden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/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finamiento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155" calcext:value-type="float">
            <text:p>3.155</text:p>
          </table:table-cell>
          <table:table-cell office:value-type="float" office:value="34.49" calcext:value-type="float">
            <text:p>34.49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98" calcext:value-type="float">
            <text:p>3.498</text:p>
          </table:table-cell>
          <table:table-cell office:value-type="float" office:value="3.677" calcext:value-type="float">
            <text:p>3.677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4.69" calcext:value-type="float">
            <text:p>34.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.867" calcext:value-type="float">
            <text:p>3.86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4.69" calcext:value-type="float">
            <text:p>34.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.681" calcext:value-type="float">
            <text:p>3.68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35.09" calcext:value-type="float">
            <text:p>35.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.673" calcext:value-type="float">
            <text:p>3.67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34.61" calcext:value-type="float">
            <text:p>34.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.96" calcext:value-type="float">
            <text:p>3.9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orden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 de convergenc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054" calcext:value-type="float">
            <text:p>3.054</text:p>
          </table:table-cell>
          <table:table-cell office:value-type="float" office:value="69.65" calcext:value-type="float">
            <text:p>69.6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276" calcext:value-type="float">
            <text:p>3.276</text:p>
          </table:table-cell>
          <table:table-cell office:value-type="float" office:value="15.32" calcext:value-type="float">
            <text:p>15.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9.65" calcext:value-type="float">
            <text:p>69.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5.85" calcext:value-type="float">
            <text:p>15.8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68.78" calcext:value-type="float">
            <text:p>68.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5.42" calcext:value-type="float">
            <text:p>15.4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69.7" calcext:value-type="float">
            <text:p>69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5.65" calcext:value-type="float">
            <text:p>15.6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70.14" calcext:value-type="float">
            <text:p>70.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5.49" calcext:value-type="float">
            <text:p>15.49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orden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 de convergenc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977" calcext:value-type="float">
            <text:p>2.977</text:p>
          </table:table-cell>
          <table:table-cell office:value-type="float" office:value="127.7" calcext:value-type="float">
            <text:p>127.7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154" calcext:value-type="float">
            <text:p>3.154</text:p>
          </table:table-cell>
          <table:table-cell office:value-type="float" office:value="63.81" calcext:value-type="float">
            <text:p>63.81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27.4" calcext:value-type="float">
            <text:p>12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.03" calcext:value-type="float">
            <text:p>63.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26.8" calcext:value-type="float">
            <text:p>126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5.68" calcext:value-type="float">
            <text:p>65.6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27.9" calcext:value-type="float">
            <text:p>127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.68" calcext:value-type="float">
            <text:p>63.6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27.3" calcext:value-type="float">
            <text:p>127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.62" calcext:value-type="float">
            <text:p>63.62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Refinamiento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 de convergencia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987" calcext:value-type="float">
            <text:p>2.987</text:p>
          </table:table-cell>
          <table:table-cell office:value-type="float" office:value="250.3" calcext:value-type="float">
            <text:p>250.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p de convergenc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917" calcext:value-type="float">
            <text:p>2.917</text:p>
          </table:table-cell>
          <table:table-cell office:value-type="float" office:value="276.6" calcext:value-type="float">
            <text:p>276.6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48.1" calcext:value-type="float">
            <text:p>248.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83.9" calcext:value-type="float">
            <text:p>283.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Refinamiento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 de convergenci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853" calcext:value-type="float">
            <text:p>2.853</text:p>
          </table:table-cell>
          <table:table-cell office:value-type="float" office:value="1181" calcext:value-type="float">
            <text:p>1181</text:p>
          </table:table-cell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1"/>
        </table:table-row>
      </table:table>
      <table:table table:name="solver 11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max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rden=1</text:p>
          </table:table-cell>
          <table:table-cell table:number-columns-repeated="6"/>
          <table:table-cell office:value-type="string" calcext:value-type="string">
            <text:p>Refinamiento=2</text:p>
          </table:table-cell>
          <table:table-cell/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ma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finamiento 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Z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004" calcext:value-type="float">
            <text:p>4.004</text:p>
          </table:table-cell>
          <table:table-cell office:value-type="float" office:value="1.362" calcext:value-type="float">
            <text:p>1.362</text:p>
          </table:table-cell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 total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379" calcext:value-type="float">
            <text:p>1.37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 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58" calcext:value-type="float">
            <text:p>1.15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resh ste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161" calcext:value-type="float">
            <text:p>1.16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o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365" calcext:value-type="float">
            <text:p>1.36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usion</text:p>
          </table:table-cell>
          <table:table-cell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ndials tol </text:p>
          </table:table-cell>
          <table:table-cell table:style-name="ce1" office:value-type="float" office:value="0.00001" calcext:value-type="float">
            <text:p>1.00E-05</text:p>
          </table:table-cell>
          <table:table-cell table:number-columns-repeated="8"/>
          <table:table-cell office:value-type="string" calcext:value-type="string">
            <text:p>orden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finamiento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.09" calcext:value-type="float">
            <text:p>4.09</text:p>
          </table:table-cell>
          <table:table-cell office:value-type="float" office:value="1539" calcext:value-type="float">
            <text:p>1539</text:p>
          </table:table-cell>
          <table:table-cell office:value-type="float" office:value="8697" calcext:value-type="float">
            <text:p>8697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.072" calcext:value-type="float">
            <text:p>4.072</text:p>
          </table:table-cell>
          <table:table-cell office:value-type="float" office:value="10.54" calcext:value-type="float">
            <text:p>10.54</text:p>
          </table:table-cell>
          <table:table-cell office:value-type="float" office:value="435" calcext:value-type="float">
            <text:p>4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488" calcext:value-type="float">
            <text:p>14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0.69" calcext:value-type="float">
            <text:p>10.6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477" calcext:value-type="float">
            <text:p>14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0.51" calcext:value-type="float">
            <text:p>10.5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476" calcext:value-type="float">
            <text:p>14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.29" calcext:value-type="float">
            <text:p>10.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489" calcext:value-type="float">
            <text:p>14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.53" calcext:value-type="float">
            <text:p>10.53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rden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.085" calcext:value-type="float">
            <text:p>4.085</text:p>
          </table:table-cell>
          <table:table-cell office:value-type="float" office:value="147.1" calcext:value-type="float">
            <text:p>147.1</text:p>
          </table:table-cell>
          <table:table-cell office:value-type="float" office:value="1742" calcext:value-type="float">
            <text:p>17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47.6" calcext:value-type="float">
            <text:p>147.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47.3" calcext:value-type="float">
            <text:p>147.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47.4" calcext:value-type="float">
            <text:p>147.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rden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.087" calcext:value-type="float">
            <text:p>4.087</text:p>
          </table:table-cell>
          <table:table-cell office:value-type="float" office:value="2156" calcext:value-type="float">
            <text:p>2156</text:p>
          </table:table-cell>
          <table:table-cell office:value-type="float" office:value="6960" calcext:value-type="float">
            <text:p>696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finamiento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.091" calcext:value-type="float">
            <text:p>4.091</text:p>
          </table:table-cell>
          <table:table-cell table:style-name="ce1" office:value-type="float" office:value="32970" calcext:value-type="float">
            <text:p>3.30E+04</text:p>
          </table:table-cell>
          <table:table-cell office:value-type="float" office:value="27842" calcext:value-type="float">
            <text:p>278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finamiento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ás de 12 h</text:p>
          </table:table-cell>
          <table:table-cell office:value-type="float" office:value="8100" calcext:value-type="float">
            <text:p>8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ncelad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ba 6% de progres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</table:table>
      <table:table table:name="solver 12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max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rden=1</text:p>
          </table:table-cell>
          <table:table-cell table:number-columns-repeated="6"/>
          <table:table-cell office:value-type="string" calcext:value-type="string">
            <text:p>refinamiento=</text:p>
          </table:table-cell>
          <table:table-cell/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ma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finamiento 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Z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 total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 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resh ste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o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usion</text:p>
          </table:table-cell>
          <table:table-cell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orden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855" calcext:value-type="float">
            <text:p>3.855</text:p>
          </table:table-cell>
          <table:table-cell office:value-type="float" office:value="4.194" calcext:value-type="float">
            <text:p>4.194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.137" calcext:value-type="float">
            <text:p>4.1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.25" calcext:value-type="float">
            <text:p>4.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.167" calcext:value-type="float">
            <text:p>4.16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.235" calcext:value-type="float">
            <text:p>4.23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rden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684" calcext:value-type="float">
            <text:p>3.684</text:p>
          </table:table-cell>
          <table:table-cell office:value-type="float" office:value="9.553" calcext:value-type="float">
            <text:p>9.553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.514" calcext:value-type="float">
            <text:p>9.51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9.592" calcext:value-type="float">
            <text:p>9.59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9.595" calcext:value-type="float">
            <text:p>9.59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9.535" calcext:value-type="float">
            <text:p>9.53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rden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95" calcext:value-type="float">
            <text:p>3.495</text:p>
          </table:table-cell>
          <table:table-cell office:value-type="float" office:value="131" calcext:value-type="float">
            <text:p>13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85" calcext:value-type="float">
            <text:p>3.585</text:p>
          </table:table-cell>
          <table:table-cell office:value-type="float" office:value="39.34" calcext:value-type="float">
            <text:p>39.34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29.7" calcext:value-type="float">
            <text:p>129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9.44" calcext:value-type="float">
            <text:p>39.4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29.3" calcext:value-type="float">
            <text:p>129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8.37" calcext:value-type="float">
            <text:p>38.3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28.7" calcext:value-type="float">
            <text:p>128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9.29" calcext:value-type="float">
            <text:p>39.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9.21" calcext:value-type="float">
            <text:p>39.21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finamiento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47" calcext:value-type="float">
            <text:p>3.547</text:p>
          </table:table-cell>
          <table:table-cell office:value-type="float" office:value="160.9" calcext:value-type="float">
            <text:p>160.9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29" calcext:value-type="float">
            <text:p>3.429</text:p>
          </table:table-cell>
          <table:table-cell office:value-type="float" office:value="379.2" calcext:value-type="float">
            <text:p>379.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61.6" calcext:value-type="float">
            <text:p>161.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77.4" calcext:value-type="float">
            <text:p>377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74.8" calcext:value-type="float">
            <text:p>174.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78.3" calcext:value-type="float">
            <text:p>378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60.6" calcext:value-type="float">
            <text:p>160.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378.8" calcext:value-type="float">
            <text:p>378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59.2" calcext:value-type="float">
            <text:p>159.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380.3" calcext:value-type="float">
            <text:p>380.3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finamiento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373" calcext:value-type="float">
            <text:p>3.373</text:p>
          </table:table-cell>
          <table:table-cell office:value-type="float" office:value="736.5" calcext:value-type="float">
            <text:p>736.5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25.8" calcext:value-type="float">
            <text:p>725.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736.3" calcext:value-type="float">
            <text:p>736.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731.8" calcext:value-type="float">
            <text:p>731.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735.8" calcext:value-type="float">
            <text:p>735.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17:53:42.713184532</meta:creation-date>
    <dc:date>2021-05-04T22:59:33.054925362</dc:date>
    <meta:editing-duration>PT3H45M36S</meta:editing-duration>
    <meta:editing-cycles>7</meta:editing-cycles>
    <meta:generator>LibreOffice/7.0.5.2$Linux_X86_64 LibreOffice_project/00$Build-2</meta:generator>
    <meta:document-statistic meta:table-count="4" meta:cell-count="717" meta:object-count="0"/>
  </office:meta>
</office:document-meta>
</file>